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3.246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2.247cm"/>
    </style:style>
    <style:style style:name="co7" style:family="table-column">
      <style:table-column-properties fo:break-before="auto" style:column-width="4.688cm"/>
    </style:style>
    <style:style style:name="co8" style:family="table-column">
      <style:table-column-properties fo:break-before="auto" style:column-width="6.46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7.631cm"/>
    </style:style>
    <style:style style:name="co11" style:family="table-column">
      <style:table-column-properties fo:break-before="auto" style:column-width="5.549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modul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>
            <text:p>Modulo</text:p>
          </table:table-cell>
          <table:table-cell table:style-name="ce1" office:value-type="string" table:number-columns-spanned="4" table:number-rows-spanned="1">
            <text:p>Briques de gameplay</text:p>
          </table:table-cell>
          <table:covered-table-cell table:number-columns-repeated="3" table:style-name="ce1"/>
          <table:table-cell table:style-name="ce1" office:value-type="string">
            <text:p>difficulté</text:p>
          </table:table-cell>
          <table:table-cell table:style-name="ce1" office:value-type="string">
            <text:p>Item bandage %</text:p>
          </table:table-cell>
          <table:table-cell table:style-name="ce1" office:value-type="string">
            <text:p>Item page %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ap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string">
            <text:p>gap</text:p>
          </table:table-cell>
          <table:table-cell office:value-type="string">
            <text:p>slope u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falling object</text:p>
          </table:table-cell>
          <table:table-cell office:value-type="string">
            <text:p>big gap</text:p>
          </table:table-cell>
          <table:table-cell office:value-type="string">
            <text:p>fallling platform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slope down</text:p>
          </table:table-cell>
          <table:table-cell office:value-type="string">
            <text:p>gap</text:p>
          </table:table-cell>
          <table:table-cell office:value-type="string">
            <text:p>fallling platform</text:p>
          </table:table-cell>
          <table:table-cell office:value-type="string">
            <text:p>bumper</text:p>
          </table:table-cell>
          <table:table-cell office:value-type="float" office:value="1">
            <text:p>1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slope down</text:p>
          </table:table-cell>
          <table:table-cell office:value-type="string">
            <text:p>jump tree</text:p>
          </table:table-cell>
          <table:table-cell office:value-type="string">
            <text:p>falling platform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FP</text:p>
          </table:table-cell>
          <table:table-cell office:value-type="string">
            <text:p>gap</text:p>
          </table:table-cell>
          <table:table-cell office:value-type="string">
            <text:p>falling object</text:p>
          </table:table-cell>
          <table:table-cell office:value-type="string">
            <text:p>Jump tree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grid</text:p>
          </table:table-cell>
          <table:table-cell office:value-type="string">
            <text:p>gap</text:p>
          </table:table-cell>
          <table:table-cell office:value-type="string">
            <text:p>spike</text:p>
          </table:table-cell>
          <table:table-cell office:value-type="string">
            <text:p>choice</text:p>
          </table:table-cell>
          <table:table-cell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slope down</text:p>
          </table:table-cell>
          <table:table-cell office:value-type="string">
            <text:p>spike</text:p>
          </table:table-cell>
          <table:table-cell office:value-type="string">
            <text:p>gri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5">
            <text:p>3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jump tree</text:p>
          </table:table-cell>
          <table:table-cell office:value-type="string">
            <text:p>falling object</text:p>
          </table:table-cell>
          <table:table-cell office:value-type="string">
            <text:p>choice</text:p>
          </table:table-cell>
          <table:table-cell office:value-type="string">
            <text:p>slope down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bridge</text:p>
          </table:table-cell>
          <table:table-cell office:value-type="string">
            <text:p>big gap</text:p>
          </table:table-cell>
          <table:table-cell office:value-type="string">
            <text:p>bumper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Bumper </text:p>
          </table:table-cell>
          <table:table-cell office:value-type="string">
            <text:p>big gap</text:p>
          </table:table-cell>
          <table:table-cell office:value-type="string">
            <text:p>FP</text:p>
          </table:table-cell>
          <table:table-cell office:value-type="string">
            <text:p>FO</text:p>
          </table:table-cell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slope up</text:p>
          </table:table-cell>
          <table:table-cell office:value-type="string">
            <text:p>grid</text:p>
          </table:table-cell>
          <table:table-cell office:value-type="string">
            <text:p>FO</text:p>
          </table:table-cell>
          <table:table-cell office:value-type="string">
            <text:p>bridge</text:p>
          </table:table-cell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Spike*2</text:p>
          </table:table-cell>
          <table:table-cell office:value-type="string">
            <text:p>gap</text:p>
          </table:table-cell>
          <table:table-cell office:value-type="string">
            <text:p>FO</text:p>
          </table:table-cell>
          <table:table-cell office:value-type="string">
            <text:p>slope down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big gap</text:p>
          </table:table-cell>
          <table:table-cell office:value-type="string">
            <text:p>grid</text:p>
          </table:table-cell>
          <table:table-cell office:value-type="string">
            <text:p>spike</text:p>
          </table:table-cell>
          <table:table-cell office:value-type="string">
            <text:p>slope down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FO*2</text:p>
          </table:table-cell>
          <table:table-cell office:value-type="string">
            <text:p>gap</text:p>
          </table:table-cell>
          <table:table-cell office:value-type="string">
            <text:p>Jump tree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 table:number-rows-repeated="6">
          <table:table-cell table:number-columns-repeated="6"/>
          <table:table-cell table:style-name="Default" table:number-columns-repeated="2"/>
        </table:table-row>
        <table:table-row table:style-name="ro2" table:number-rows-repeated="13">
          <table:table-cell table:number-columns-repeated="5"/>
          <table:table-cell table:style-name="Default" table:number-columns-repeated="3"/>
        </table:table-row>
        <table:table-row table:style-name="ro2">
          <table:table-cell table:number-columns-repeated="5"/>
          <table:table-cell table:style-name="Default" table:number-columns-repeated="3"/>
        </table:table-row>
      </table:table>
      <table:table table:name="situation de jeu" table:style-name="ta1">
        <table:table-column table:style-name="co10" table:default-cell-style-name="ce2"/>
        <table:table-column table:style-name="co11" table:default-cell-style-name="Default"/>
        <table:table-row table:style-name="ro4">
          <table:table-cell table:style-name="ce4" office:value-type="string">
            <text:p>liste des props</text:p>
          </table:table-cell>
          <table:table-cell office:value-type="string">
            <text:p>priorité</text:p>
          </table:table-cell>
        </table:table-row>
        <table:table-row table:style-name="ro2">
          <table:table-cell office:value-type="string">
            <text:p>Plate-forme petite</text:p>
          </table:table-cell>
          <table:table-cell office:value-type="string">
            <text:p>importante</text:p>
          </table:table-cell>
        </table:table-row>
        <table:table-row table:style-name="ro2">
          <table:table-cell office:value-type="string">
            <text:p>Plate-forme grande</text:p>
          </table:table-cell>
          <table:table-cell office:value-type="string">
            <text:p>importante</text:p>
          </table:table-cell>
        </table:table-row>
        <table:table-row table:style-name="ro2">
          <table:table-cell office:value-type="string">
            <text:p>sol</text:p>
          </table:table-cell>
          <table:table-cell office:value-type="string">
            <text:p>elevé</text:p>
          </table:table-cell>
        </table:table-row>
        <table:table-row table:style-name="ro2">
          <table:table-cell office:value-type="string">
            <text:p>rochers</text:p>
          </table:table-cell>
          <table:table-cell office:value-type="string">
            <text:p>en cours</text:p>
          </table:table-cell>
        </table:table-row>
        <table:table-row table:style-name="ro2">
          <table:table-cell office:value-type="string">
            <text:p>arbre feuillu</text:p>
          </table:table-cell>
          <table:table-cell office:value-type="string">
            <text:p>en cours</text:p>
          </table:table-cell>
        </table:table-row>
        <table:table-row table:style-name="ro2">
          <table:table-cell office:value-type="string">
            <text:p>bouche d'incendie</text:p>
          </table:table-cell>
          <table:table-cell office:value-type="string">
            <text:p>fait</text:p>
          </table:table-cell>
        </table:table-row>
        <table:table-row table:style-name="ro3">
          <table:table-cell office:value-type="string">
            <text:p>chaise roulante</text:p>
          </table:table-cell>
          <table:table-cell office:value-type="string">
            <text:p>pas elevé</text:p>
          </table:table-cell>
        </table:table-row>
        <table:table-row table:style-name="ro2">
          <table:table-cell office:value-type="string">
            <text:p>boule</text:p>
          </table:table-cell>
          <table:table-cell office:value-type="string">
            <text:p>Peu élevé</text:p>
          </table:table-cell>
        </table:table-row>
        <table:table-row table:style-name="ro2">
          <table:table-cell office:value-type="string">
            <text:p>lianes</text:p>
          </table:table-cell>
          <table:table-cell office:value-type="string">
            <text:p>importante</text:p>
          </table:table-cell>
        </table:table-row>
        <table:table-row table:style-name="ro2">
          <table:table-cell office:value-type="string">
            <text:p>bandage</text:p>
          </table:table-cell>
          <table:table-cell office:value-type="string">
            <text:p>élevé</text:p>
          </table:table-cell>
        </table:table-row>
        <table:table-row table:style-name="ro2">
          <table:table-cell office:value-type="string">
            <text:p>pont</text:p>
          </table:table-cell>
          <table:table-cell office:value-type="string">
            <text:p>élevé</text:p>
          </table:table-cell>
        </table:table-row>
        <table:table-row table:style-name="ro2">
          <table:table-cell office:value-type="string">
            <text:p>boule lumineuse</text:p>
          </table:table-cell>
          <table:table-cell office:value-type="string">
            <text:p>élevé</text:p>
          </table:table-cell>
        </table:table-row>
        <table:table-row table:style-name="ro2">
          <table:table-cell office:value-type="string">
            <text:p>grille</text:p>
          </table:table-cell>
          <table:table-cell office:value-type="string">
            <text:p>élevé</text:p>
          </table:table-cell>
        </table:table-row>
        <table:table-row table:style-name="ro2" table:number-rows-repeated="3">
          <table:table-cell table:style-name="Default"/>
          <table:table-cell/>
        </table:table-row>
        <table:table-row table:style-name="ro2" table:number-rows-repeated="1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3" table:style-name="ta1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6">26/01/2013</text:date>, <text:time>12:1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4T11:28:10.37</meta:creation-date>
    <dc:date>2013-01-26T12:10:21.41</dc:date>
    <meta:editing-duration>PT12H40M32S</meta:editing-duration>
    <meta:editing-cycles>3</meta:editing-cycles>
    <meta:generator>OpenOffice.org/3.4$Win32 OpenOffice.org_project/340m1$Build-9590</meta:generator>
    <meta:document-statistic meta:table-count="3" meta:cell-count="147" meta:object-count="0"/>
  </office:meta>
</office:document-meta>
</file>